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rtbildschirm (15 breit 8 hoch – 1. und letzte Spalte werden nicht genutzt)</text:p>
      <text:p text:style-name="Standard"/>
      <text:p text:style-name="Standard">WLAN scannen</text:p>
      <text:p text:style-name="Standard">Netzwerke anzeigen</text:p>
      <text:p text:style-name="Standard">Verbinden</text:p>
      <text:p text:style-name="Standard">Verbunden!</text:p>
      <text:p text:style-name="Standard"/>
      <text:p text:style-name="Standard">Anzeige Perimeter:</text:p>
      <text:list xml:id="list6965002471441510185" text:style-name="L2">
        <text:list-item>
          <text:p text:style-name="P1">Überschrift</text:p>
        </text:list-item>
        <text:list-item>
          <text:p text:style-name="P1"/>
        </text:list-item>
        <text:list-item>
          <text:p text:style-name="P1">Welche Schleife ist an oder aus?</text:p>
        </text:list-item>
        <text:list-item>
          <text:p text:style-name="P1"/>
        </text:list-item>
        <text:list-item>
          <text:p text:style-name="P1">AREA?</text:p>
        </text:list-item>
        <text:list-item>
          <text:p text:style-name="P1">Peristrom</text:p>
        </text:list-item>
        <text:list-item>
          <text:p text:style-name="P1">Worktime</text:p>
        </text:list-item>
      </text:list>
      <text:p text:style-name="Standard"/>
      <text:p text:style-name="Standard">Anzeige laden:</text:p>
      <text:list xml:id="list7317113819127944848" text:style-name="L3">
        <text:list-item>
          <text:p text:style-name="P2">Überschrift</text:p>
        </text:list-item>
        <text:list-item>
          <text:p text:style-name="P2"><text:s/></text:p>
        </text:list-item>
        <text:list-item>
          <text:p text:style-name="P2">Welche Schleife ist an oder aus?</text:p>
        </text:list-item>
        <text:list-item>
          <text:p text:style-name="P2"><text:s/></text:p>
        </text:list-item>
        <text:list-item>
          <text:p text:style-name="P2">AREA?</text:p>
        </text:list-item>
        <text:list-item>
          <text:p text:style-name="P2">Chargestrom</text:p>
        </text:list-item>
        <text:list-item>
          <text:p text:style-name="P2">loadtim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Hagel</meta:initial-creator>
    <meta:creation-date>2023-04-20T08:10:15.78</meta:creation-date>
    <meta:document-statistic meta:table-count="0" meta:image-count="0" meta:object-count="0" meta:page-count="1" meta:paragraph-count="19" meta:word-count="50" meta:character-count="299"/>
    <dc:date>2023-04-20T08:27:53.82</dc:date>
    <dc:creator>Stefan Hagel</dc:creator>
    <meta:editing-duration>PT1M47S</meta:editing-duration>
    <meta:editing-cycles>1</meta:editing-cycles>
    <meta:generator>OpenOffice/4.1.13$Win32 OpenOffice.org_project/4113m1$Build-9810</meta:generator>
  </office:meta>
</office:document-meta>
</file>